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LuaGetTempDir</text:p>
          </table:table-cell>
          <table:table-cell table:style-name="Tabel1.A2" office:value-type="string">
            <text:p text:style-name="Table_20_Contents">Failed to create temporary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tractFiles()</text:p>
          </table:table-cell>
          <table:table-cell table:style-name="Tabel1.A2" office:value-type="string">
            <text:p text:style-name="Table_20_Contents">Libsu couldn't execute tar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<text:s/>CbaseInstall::LuaGetTempDir, 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  <text:list-item>
          <text:p text:style-name="P3">CbaseInstall::LuaGetTempDir</text:p>
        </text:list-item>
        <text:list-item>
          <text:p text:style-name="P3">CfileDialog::HandleKey</text:p>
        </text:list-item>
        <text:list-item>
          <text:p text:style-name="P3">Cmain::LuaMKDir</text:p>
        </text:list-item>
        <text:list-item>
          <text:p text:style-name="P3">Cmain::LuaMKDirRec</text:p>
        </text:list-item>
        <text:list-item>
          <text:p text:style-name="P3">Cmain::LuaGetCWD</text:p>
        </text:list-item>
        <text:list-item>
          <text:p text:style-name="P3">Cmain::LuaCHDir</text:p>
        </text:list-item>
        <text:list-item>
          <text:p text:style-name="P3">CbaseInstall::VerifyDestDir</text:p>
        </text:list-item>
        <text:list-item>
          <text:p text:style-name="P3">ReportError(ncurses)</text:p>
        </text:list-item>
        <text:list-item>
          <text:p text:style-name="P3">StartFrontend(ncurs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25T22:51:22</dc:date>
    <dc:language>nl-NL</dc:language>
    <meta:editing-cycles>54</meta:editing-cycles>
    <meta:editing-duration>P1DT13H32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141" meta:word-count="334" meta:character-count="2510"/>
  </office:meta>
</office:document-meta>
</file>